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6e4" officeooo:paragraph-rsid="001ee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g Park</text:p>
      <text:p text:style-name="P1">CS 472 – Computer Architecture</text:p>
      <text:p text:style-name="P1">Professor Lizhong Chen</text:p>
      <text:p text:style-name="P1">HW1 </text:p>
      <text:p text:style-name="P1">April 17,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8:17:47.563253358</meta:creation-date>
    <dc:date>2019-04-16T18:19:01.863471377</dc:date>
    <meta:editing-duration>PT1M16S</meta:editing-duration>
    <meta:editing-cycles>1</meta:editing-cycles>
    <meta:document-statistic meta:table-count="0" meta:image-count="0" meta:object-count="0" meta:page-count="1" meta:paragraph-count="5" meta:word-count="13" meta:character-count="79" meta:non-whitespace-character-count="69"/>
    <meta:generator>LibreOffice/6.1.5.2$Linux_X86_64 LibreOffice_project/10$Build-2</meta:generator>
  </office:meta>
</office:document-meta>
</file>